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416in" style:rel-column-width="22856*"/>
    </style:style>
    <style:style style:name="Table1.B" style:family="table-column">
      <style:table-column-properties style:column-width="1.1778in" style:rel-column-width="11142*"/>
    </style:style>
    <style:style style:name="Table1.C" style:family="table-column">
      <style:table-column-properties style:column-width="1.5993in" style:rel-column-width="15130*"/>
    </style:style>
    <style:style style:name="Table1.D" style:family="table-column">
      <style:table-column-properties style:column-width="1.734in" style:rel-column-width="164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Default_20_Text">
      <style:text-properties fo:font-weight="bold" style:font-weight-asian="bold" style:font-weight-complex="bold"/>
    </style:style>
    <style:style style:name="P2" style:family="paragraph" style:parent-style-name="Default_20_Text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/>
      <text:p text:style-name="Default_20_Text"/>
      <text:p text:style-name="P2">Details of Financial worth of Applicant:</text:p>
      <text:p text:style-name="Default_20_Text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Name of Applicant</text:p>
          </table:table-cell>
          <table:table-cell table:style-name="Table1.B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Amount in Rs.</text:p>
          </table:table-cell>
          <table:table-cell table:style-name="Table1.A2" office:value-type="string">
            <text:p text:style-name="Table_20_Contents">Details of Asset</text:p>
          </table:table-cell>
          <table:table-cell table:style-name="Table1.D2" office:value-type="string">
            <text:p text:style-name="Table_20_Contents">Location</text:p>
          </table:table-cell>
        </table:table-row>
        <table:table-row>
          <table:table-cell table:style-name="Table1.A2" office:value-type="string">
            <text:p text:style-name="Table_20_Contents">Savings in bank ( saving Bank + Fixed Deposit)</text:p>
          </table:table-cell>
          <table:table-cell table:style-name="Table1.A2" office:value-type="string"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mmovable Property</text:p>
          </table:table-cell>
          <table:table-cell table:style-name="Table1.A2" office:value-type="string">
            <text:p text:style-name="Table_20_Contents"/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IC/ Post Office deposit / Mutual fund Deposit ( Approx despite made till date)</text:p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old / Silver / Other valuable items ( Approx valuation to be mentioned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urrent PF balance ( yours Share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ehicle <text:s/>Cost and Date of Purchase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Default_20_Text"/>
      <text:p text:style-name="P1">Existing Loan Details- Education Loan / Personal Loan/ Home Loan/ Car Loan etc. details</text:p>
      <table:table table:name="Table2" table:style-name="Table2">
        <table:table-column table:style-name="Table2.A"/>
        <table:table-column table:style-name="Table2.A"/>
        <table:table-column table:style-name="Table2.A"/>
        <table:table-column table:style-name="Table2.D"/>
        <table:table-row>
          <table:table-cell table:style-name="Table2.A1" office:value-type="string">
            <text:p text:style-name="Table_20_Contents">Loan A/c No.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Purpose</text:p>
          </table:table-cell>
          <table:table-cell table:style-name="Table2.D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ame of Bank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resent Outstanding 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Loan Amoun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EMI Start Date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EMI Amoun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otal Number of EMI Paid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Loan Period ( In Months)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EMI overdue if any</text:p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Default_20_Text"/>
      <text:p text:style-name="Default_20_Text"/>
      <text:p text:style-name="Default_20_Text"/>
      <text:p text:style-name="Default_20_Text">For more loan details please attach separate sheet.</text:p>
      <text:p text:style-name="Default_20_Text"/>
      <text:p text:style-name="Default_20_Text"/>
      <text:p text:style-name="Default_20_Text"/>
      <text:p text:style-name="Default_20_Text"/>
      <text:p text:style-name="Default_20_Text">Signature ( Applicant )<text:tab/><text:tab/><text:tab/><text:tab/><text:tab/></text:p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2:19.44</meta:creation-date>
    <meta:generator>IBM_Lotus_Symphony/3.0$Win32 OpenOffice.org_project/310m11$Build-9399</meta:generator>
    <dc:date>2021-08-26T13:54:18.58</dc:date>
    <meta:editing-duration>PT01H13M35S</meta:editing-duration>
    <meta:editing-cycles>9</meta:editing-cycles>
    <meta:print-date>2021-08-26T13:54:12.61</meta:print-date>
    <meta:document-statistic meta:table-count="2" meta:image-count="0" meta:object-count="0" meta:page-count="1" meta:paragraph-count="24" meta:word-count="122" meta:character-count="695"/>
    <meta:user-defined meta:name="Info 1"/>
    <meta:user-defined meta:name="Info 2"/>
    <meta:user-defined meta:name="Info 3"/>
    <meta:user-defined meta:name="Info 4"/>
  </office:meta>
</office:document-meta>
</file>